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18ba3" officeooo:paragraph-rsid="00118ba3" style:font-weight-asian="bold" style:font-weight-complex="bold"/>
    </style:style>
    <style:style style:name="P2" style:family="paragraph" style:parent-style-name="Text_20_body">
      <style:text-properties officeooo:paragraph-rsid="00118ba3"/>
    </style:style>
    <style:style style:name="P3" style:family="paragraph" style:parent-style-name="Heading_20_2">
      <style:text-properties officeooo:paragraph-rsid="00118ba3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P5" style:family="paragraph" style:parent-style-name="Text_20_body">
      <style:text-properties officeooo:rsid="00151ce6" officeooo:paragraph-rsid="00151c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8ba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5f2e"/>
    </style:style>
    <style:style style:name="T5" style:family="text">
      <style:text-properties officeooo:rsid="001473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1. Podesavanje neradnih dana</text:h>
      <text:p text:style-name="Text_20_body">Prelaskom misa preko imena radnika pojavljuje se ikonica za kalendar, klikni na nju</text:p>
      <text:p text:style-name="Text_20_body">Selektuj dane, zatim klikni ZATVORI</text:p>
      <text:p text:style-name="Text_20_body">Nakon tog<text:span text:style-name="T4">a</text:span> ako selektujes radnika njegovi neradni dani postaju crveni u rasporedu</text:p>
      <text:h text:style-name="Heading_20_1" text:outline-level="1">2. Selektovanje / deselektovanje radnika</text:h>
      <text:p text:style-name="Text_20_body">Klikom na ime selektuje se radnik I ime tada dobija sivu pozadinu <text:span text:style-name="T5">(samo jedan moze da se selektuje)</text:span></text:p>
      <text:p text:style-name="Text_20_body">Nakon toga klik na odredjenu smenu u rasporedu ubacuje <text:span text:style-name="T5">selektovanog radnika</text:span></text:p>
      <text:p text:style-name="Text_20_body">Ukoliko radni<text:span text:style-name="T5">k</text:span> ima izabrane neradne dane, <text:span text:style-name="T5">ti dani postaju crveni u rasporedu</text:span></text:p>
      <text:p text:style-name="Text_20_body"><text:span text:style-name="Default_20_Paragraph_20_Font"><text:span text:style-name="T1">Deselektovanje </text:span></text:span>se vrsi ponovnim klikom na ime radnika</text:p>
      <text:h text:style-name="Heading_20_1" text:outline-level="1">3. Premestanje radnika unutar rasporeda / brisanje</text:h>
      <text:p text:style-name="Text_20_body">Jednom kada se radnik ubaci u raspored moguce je premestanje klikom I prevlacenjem u odredjenu smenu (ako radnik ima izabrane neradne dane oni postaju crveni sve vreme dok se prevlaci)</text:p>
      <text:p text:style-name="Text_20_body"><text:span text:style-name="Default_20_Paragraph_20_Font"><text:span text:style-name="T1">Brisanje</text:span></text:span> se vrsi tako sto prevuces radnika u bilo koju od dve kante</text:p>
      <text:h text:style-name="Heading_20_1" text:outline-level="1">4. Podesavanje vremena dolaska / cistac</text:h>
      <text:p text:style-name="Text_20_body">Klikom na ime radnika u rasporedu pojavljuje se meni</text:p>
      <text:p text:style-name="Text_20_body">Meni se zatvara ponovnim klikom na ime</text:p>
      <text:h text:style-name="Heading_20_1" text:outline-level="1">5. Dodavanje komentara za odredjeni dan u mesecu</text:h>
      <text:p text:style-name="Text_20_body">Duplim klikom na polje u kom pise dan otvara se polje gde moze da se upise komentar</text:p>
      <text:p text:style-name="Text_20_body"><text:span text:style-name="Default_20_Paragraph_20_Font"><text:span text:style-name="T1">Zatvaranje</text:span></text:span> se vrsi klikom na ikonicu za Save</text:p>
      <text:h text:style-name="Heading_20_1" text:outline-level="1">6. Cuvanje</text:h>
      <text:p text:style-name="Text_20_body">Cuvanje se radi automatski svakog minuta, ako treba moze i klikom na dugme Save <text:span text:style-name="T2">(Boja dugmeta se menja u crvenu ukoliko ima izmena za cuvanje)</text:span></text:p>
      <text:h text:style-name="Heading_20_1" text:outline-level="1">7. Stampanje / Cuvanje u PDF-u</text:h>
      <text:p text:style-name="Text_20_body">Klikom na PRINT pojavljuje se prozor za stampanje</text:p>
      <text:h text:style-name="P3" text:outline-level="2">Cuvanje u PDF-u</text:h>
      <text:p text:style-name="P2">Klikom na PRINT otvara se prozor gde moze da se promeni destinacija na PDF umesto na stampac</text:p>
      <text:h text:style-name="Heading_20_2" text:outline-level="2"><text:soft-page-break/>Stampanje do odredjenog dana</text:h>
      <text:p text:style-name="Text_20_body">Prelaskom misa preko imena dana pojavljuje <text:span text:style-name="T2">se </text:span>ikonica za stampanje, klikom na nju obelezavaju se prethodni dani I tada se klikom na PRINT pojavljuje prozor u kom su samo selektovani dani</text:p>
      <text:p text:style-name="P1">Deselektovanje <text:span text:style-name="T3">se vrsi klikom na dugme SKLONI DANE (pojavljuje se samo kada se ukljuci opcija za stampu do odredjenog dana)</text:span></text:p>
      <text:h text:style-name="Heading_20_2" text:outline-level="2"/>
      <text:h text:style-name="Heading_20_1" text:outline-level="1">8. Instalacija</text:h>
      <text:p text:style-name="Text_20_body">npm install -g grunt</text:p>
      <text:p text:style-name="Text_20_body">npm install –g bower</text:p>
      <text:p text:style-name="Text_20_body">bower install</text:p>
      <text:p text:style-name="Text_20_body">pip install flask</text:p>
      <text:p text:style-name="Text_20_body">pip install flask_cors</text:p>
      <text:p text:style-name="Text_20_body"/>
      <text:p text:style-name="P5">posle git pull na novom uredjaju mora da se kopiraju fajlovi iz custom_libs u bower_component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1-26T15:00:00Z</meta:creation-date>
    <dc:date>2019-03-03T14:24:10.835876976</dc:date>
    <meta:editing-cycles>8</meta:editing-cycles>
    <meta:editing-duration>PT1H55M22S</meta:editing-duration>
    <meta:document-statistic meta:table-count="0" meta:image-count="0" meta:object-count="0" meta:page-count="2" meta:paragraph-count="34" meta:word-count="342" meta:character-count="2053" meta:non-whitespace-character-count="1745"/>
    <meta:template xlink:type="simple" xlink:actuate="onRequest" xlink:title="" xlink:href="Normal"/>
  </office:meta>
</office:document-meta>
</file>